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top="0.212cm" fo:margin-bottom="0cm" fo:text-align="justify" style:justify-single-word="false"/>
    </style:style>
    <style:style style:name="P2" style:family="paragraph" style:parent-style-name="Standard">
      <style:paragraph-properties fo:margin-top="0.212cm" fo:margin-bottom="0cm" fo:text-align="justify" style:justify-single-word="false"/>
      <style:text-properties fo:font-size="14pt" style:font-size-asian="14pt"/>
    </style:style>
    <style:style style:name="P3" style:family="paragraph" style:parent-style-name="Standard" style:list-style-name="WW8Num1">
      <style:paragraph-properties fo:margin-top="0.212cm" fo:margin-bottom="0cm" fo:text-align="justify" style:justify-single-word="false"/>
    </style:style>
    <style:style style:name="P4" style:family="paragraph" style:parent-style-name="Standard" style:list-style-name="WW8Num1">
      <style:paragraph-properties fo:margin-top="0.212cm" fo:margin-bottom="0cm" fo:text-align="justify" style:justify-single-word="false"/>
      <style:text-properties fo:font-size="14pt" style:text-underline-style="solid" style:text-underline-width="auto" style:text-underline-color="font-color" style:font-size-asian="14pt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style="italic" style:font-size-asian="14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Aprire</text:span><text:span text:style-name="T2"> il file </text:span><text:span text:style-name="T3">interruzioni 2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3"><text:span text:style-name="T2">Nel primo foglio, </text:span><text:span text:style-name="T4">Fec-83-86 </text:span><text:span text:style-name="T1">dare</text:span><text:span text:style-name="T2"> il nome “Dati” all’intervallo di celle </text:span><text:span text:style-name="T3">A3:D83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3"><text:span text:style-name="T1">Tabelle PIVOT</text:span><text:span text:style-name="T2">:</text:span></text:p>
          <text:list>
            <text:list-item>
              <text:p text:style-name="P3"><text:span text:style-name="T1">Inserire</text:span><text:span text:style-name="T2"> un nuovo foglio e </text:span><text:span text:style-name="T1">chiamarlo</text:span><text:span text:style-name="T2"> </text:span><text:span text:style-name="T3">Pivot1</text:span><text:span text:style-name="T2">. </text:span><text:span text:style-name="T1">Creare</text:span><text:span text:style-name="T2">, a partire dalla cella A5 di questo foglio, una tabella PIVOT per i </text:span><text:span text:style-name="T4">Dati</text:span><text:span text:style-name="T2"> del foglio </text:span><text:span text:style-name="T4">Fec-83-86 </text:span><text:span text:style-name="T2">in modo da avere </text:span><text:span text:style-name="T3">Somma di Numero</text:span><text:span text:style-name="T2"> in Dati, </text:span><text:span text:style-name="T3">Zona</text:span><text:span text:style-name="T2"> in Colonna, </text:span><text:span text:style-name="T3">Regioni</text:span><text:span text:style-name="T2"> in Riga e </text:span><text:span text:style-name="T3">Anno</text:span><text:span text:style-name="T2"> in Pagina.</text:span></text:p>
            </text:list-item>
            <text:list-item>
              <text:p text:style-name="P3"><text:span text:style-name="T1">Ordinare</text:span><text:span text:style-name="T2"> i dati in base al “Totale complessivo” per Regione (senza cambiare quindi l’ordine delle zone), in modo decrescente.</text:span></text:p>
            </text:list-item>
            <text:list-item>
              <text:p text:style-name="P3"><text:span text:style-name="T1">Applicare</text:span><text:span text:style-name="T2"> la formattazione automatica </text:span><text:span text:style-name="T3">Rapporto 10</text:span><text:span text:style-name="T2">.</text:span></text:p>
            </text:list-item>
            <text:list-item>
              <text:p text:style-name="P3"><text:span text:style-name="T1">Cambiare</text:span><text:span text:style-name="T2"> il formato numerico delle celle </text:span><text:span text:style-name="T3">C4:C92</text:span><text:span text:style-name="T2"> in modo da visualizzare due cifre dopo la virgola, il carattere con il colore </text:span><text:span text:style-name="T3">Rosso</text:span><text:span text:style-name="T2"> e il simbolo “ ‰” dopo il numero.</text:span></text:p>
            </text:list-item>
            <text:list-item>
              <text:p text:style-name="P3"><text:span text:style-name="T1">Creare</text:span><text:span text:style-name="T2">, in un nuovo foglio che chiamerai </text:span><text:span text:style-name="T3">Pivot2</text:span><text:span text:style-name="T2">, una tabella PIVOT per i dati presenti nelle celle </text:span><text:span text:style-name="T3">A3:D83</text:span><text:span text:style-name="T2"> del foglio </text:span><text:span text:style-name="T4">Fec-87-90 </text:span><text:span text:style-name="T2">in modo da avere </text:span><text:span text:style-name="T3">Zona</text:span><text:span text:style-name="T2"> in Riga, </text:span><text:span text:style-name="T3">Regioni</text:span><text:span text:style-name="T2"> in Pagina, </text:span><text:span text:style-name="T3">Anno</text:span><text:span text:style-name="T2"> in Colonna e </text:span><text:span text:style-name="T3">Somma di Numero</text:span><text:span text:style-name="T2"> in Dati.</text:span></text:p>
            </text:list-item>
            <text:list-item>
              <text:p text:style-name="P3"><text:span text:style-name="T1">Raggruppare</text:span><text:span text:style-name="T2"> i dati in </text:span><text:span text:style-name="T3">Pivot2</text:span><text:span text:style-name="T2"> in modo da visualizzare i dati per ogni biennio (1987-1988 e 1989-1990). </text:span><text:span text:style-name="T1">Nascondere</text:span><text:span text:style-name="T2"> i dati relativi a </text:span><text:span text:style-name="T3">Sud e Isole</text:span><text:span text:style-name="T2">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Filtri automatici</text:span><text:span text:style-name="T2">: </text:span><text:span text:style-name="T1">Utilizzare</text:span><text:span text:style-name="T2"> dei filtri automatici per filtrare i dati relativi nel foglio </text:span><text:span text:style-name="T3">Fec-91-94</text:span><text:span text:style-name="T2"> per visualizzare i dati del </text:span><text:span text:style-name="T3">Sud</text:span><text:span text:style-name="T2"> e del </text:span><text:span text:style-name="T3">Centro</text:span><text:span text:style-name="T2"> in cui il </text:span><text:span text:style-name="T3">Numero</text:span><text:span text:style-name="T2"> è inferiore a 10.</text:span></text:p>
        </text:list-item>
      </text:list>
      <text:p text:style-name="P2"/>
      <text:list text:style-name="WW8Num1" text:continue-numbering="true">
        <text:list-item>
          <text:p text:style-name="P3"><text:span text:style-name="T1">Filtri avanzati</text:span><text:span text:style-name="T2">:</text:span></text:p>
          <text:list>
            <text:list-item>
              <text:p text:style-name="P3"><text:span text:style-name="T1">Utilizzare</text:span><text:span text:style-name="T2"> dei filtri avanzati nel foglio </text:span><text:span text:style-name="T3">Fec-95-98</text:span><text:span text:style-name="T2">, per visualizzare solo i dati di </text:span><text:span text:style-name="T3">Lazio</text:span><text:span text:style-name="T2">, </text:span><text:span text:style-name="T3">Toscana</text:span><text:span text:style-name="T2"> e </text:span><text:span text:style-name="T3">Campania </text:span><text:span text:style-name="T2">degli anni compresi tra il </text:span><text:span text:style-name="T3">1996</text:span><text:span text:style-name="T2"> e il </text:span><text:span text:style-name="T3">1998</text:span><text:span text:style-name="T2">. </text:span><text:span text:style-name="T1">Filtrare</text:span><text:span text:style-name="T2"> i dati sul posto.</text:span></text:p>
            </text:list-item>
            <text:list-item>
              <text:p text:style-name="P3"><text:span text:style-name="T2">Nel foglio </text:span><text:span text:style-name="T4">Fec-99-02</text:span><text:span text:style-name="T2"> utilizzare un filtro avanzato per visualizzare le regioni della zona </text:span><text:span text:style-name="T3">Centro</text:span><text:span text:style-name="T2"> con un numero di interruzioni della gravidanza </text:span><text:span text:style-name="T3">compreso tra 7 e 9</text:span><text:span text:style-name="T2">. </text:span><text:span text:style-name="T1">Filtrare</text:span><text:span text:style-name="T2"> i dati sul posto.</text:span></text:p>
            </text:list-item>
          </text:list>
        </text:list-item>
      </text:list>
      <text:p text:style-name="P2"/>
      <text:p text:style-name="P2"/>
      <text:list text:style-name="WW8Num1" text:continue-numbering="true">
        <text:list-item>
          <text:p text:style-name="P4">Funzioni database:</text:p>
          <text:list>
            <text:list-item>
              <text:p text:style-name="P3"><text:span text:style-name="T2">Nel foglio </text:span><text:span text:style-name="T4">Fec-83-86</text:span><text:span text:style-name="T2"> </text:span><text:span text:style-name="T1">utilizzare</text:span><text:span text:style-name="T2"> una funzione database per calcolare il </text:span><text:span text:style-name="T4">totale </text:span><text:span text:style-name="T2">di interruzioni per il </text:span><text:span text:style-name="T3">Lazio</text:span><text:span text:style-name="T2"> e per la </text:span><text:span text:style-name="T3">Umbria.</text:span></text:p>
            </text:list-item>
            <text:list-item>
              <text:p text:style-name="P3"><text:span text:style-name="T2">Nel foglio </text:span><text:span text:style-name="T4">Fec-83-86</text:span><text:span text:style-name="T2"> </text:span><text:span text:style-name="T1">utilizzare</text:span><text:span text:style-name="T2"> una funzione database per calcolare la </text:span><text:span text:style-name="T4">media </text:span><text:span text:style-name="T2">di interruzioni per </text:span><text:span text:style-name="T3">Sud e isole</text:span><text:span text:style-name="T2"> negli anni compresi tra </text:span><text:span text:style-name="T3">1984-1986</text:span><text:span text:style-name="T2">. </text:span><text:span text:style-name="T1">Utilizzare</text:span><text:span text:style-name="T2">, per la zona dei criteri, un intervallo di celle differente da quello del punto precedente.</text:span></text:p>
            </text:list-item>
            <text:list-item>
              <text:p text:style-name="P3"><text:span text:style-name="T2">Nel foglio </text:span><text:span text:style-name="T4">Fec-83-86</text:span><text:span text:style-name="T2"> </text:span><text:span text:style-name="T1">utilizzare</text:span><text:span text:style-name="T2"> una funzione database per calcolare il </text:span><text:span text:style-name="T4">minimo</text:span><text:span text:style-name="T2"> di interruzioni al </text:span><text:span text:style-name="T3">Nord</text:span><text:span text:style-name="T2"> oppure al </text:span><text:span text:style-name="T3">Centro</text:span><text:span text:style-name="T2">. </text:span><text:span text:style-name="T1">Utilizzare</text:span><text:span text:style-name="T2">, per la zona dei criteri, un intervallo di celle differente da quello del punto precedente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Ordinamento</text:span><text:span text:style-name="T2">:</text:span></text:p>
          <text:list>
            <text:list-item>
              <text:p text:style-name="P3"><text:span text:style-name="T1">Creare</text:span><text:span text:style-name="T2"> il seguente ordinamento personalizzato: </text:span><text:span text:style-name="T3">Nord, Centro, Sud e Isole</text:span><text:span text:style-name="T2">. In base a questo elenco ordina i dati del foglio </text:span><text:span text:style-name="T4">Fec-87-90</text:span><text:span text:style-name="T2">: a parità di </text:span><text:span text:style-name="T3">Zona</text:span><text:span text:style-name="T2"> </text:span><text:span text:style-name="T1">ordinare</text:span><text:span text:style-name="T2"> i dati anche per </text:span><text:span text:style-name="T3">Regione</text:span><text:span text:style-name="T2">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Subtotali</text:span><text:span text:style-name="T2">:</text:span></text:p>
          <text:list>
            <text:list-item>
              <text:p text:style-name="P3"><text:span text:style-name="T1">Copiare</text:span><text:span text:style-name="T2"> il foglio (tasto destro -&gt; Sposta o copia e quindi ricordare di mettere la spunta su copia) </text:span><text:span text:style-name="T4">Fec-87-90 </text:span><text:span text:style-name="T2">in un nuovo foglio da chiamare </text:span><text:span text:style-name="T3">Subtotali1</text:span><text:span text:style-name="T2">. In questo nuovo foglio </text:span><text:span text:style-name="T1">aggiungere</text:span><text:span text:style-name="T2"> la </text:span><text:span text:style-name="T3">media</text:span><text:span text:style-name="T2"> del campo </text:span><text:span text:style-name="T3">Numero</text:span><text:span text:style-name="T2"> ad ogni cambiamento in </text:span><text:span text:style-name="T3">Zona</text:span><text:span text:style-name="T2"> e quindi ad ogni cambiamento in </text:span><text:span text:style-name="T3">Regione</text:span><text:span text:style-name="T2">.</text:span></text:p>
            </text:list-item>
            <text:list-item>
              <text:p text:style-name="P3"><text:span text:style-name="T2">.</text:span><text:span text:style-name="T1">Copiare</text:span><text:span text:style-name="T2"> il foglio </text:span><text:span text:style-name="T4">Fec-99-02</text:span><text:span text:style-name="T2"> in un nuovo foglio da chiamare </text:span><text:span text:style-name="T3">Subtotali2</text:span><text:span text:style-name="T2">. In questo nuovo foglio </text:span><text:span text:style-name="T1">rimuovere</text:span><text:span text:style-name="T2"> il filtraggio e </text:span><text:span text:style-name="T1">aggiungere</text:span><text:span text:style-name="T2"> i subtotali del campo </text:span><text:span text:style-name="T3">Numero</text:span><text:span text:style-name="T2"> ad ogni cambiamento in </text:span><text:span text:style-name="T3">Anno </text:span><text:span text:style-name="T2">e quindi ad ogni cambiamento in </text:span><text:span text:style-name="T3">Zona,</text:span><text:span text:style-name="T2"> dopo aver eseguito gli opportuni ordinamenti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CONTA.SE</text:span><text:span text:style-name="T2"> / </text:span><text:span text:style-name="T1">SOMMA.SE</text:span><text:span text:style-name="T2">:</text:span></text:p>
          <text:list>
            <text:list-item>
              <text:p text:style-name="P3"><text:span text:style-name="T2">Nel foglio </text:span><text:span text:style-name="T4">Fec-83-86</text:span><text:span text:style-name="T2"> <text:s/></text:span><text:span text:style-name="T1">utilizzare</text:span><text:span text:style-name="T2"> la funzione CONTA.SE per contare le regioni che hanno un numero di interruzioni maggiori di 15.</text:span></text:p>
            </text:list-item>
            <text:list-item>
              <text:p text:style-name="P3"><text:span text:style-name="T1">Utilizzare</text:span><text:span text:style-name="T2"> la funzione SOMMA.SE per calcolare il totale, nel foglio </text:span><text:span text:style-name="T4">Fec‑83-86</text:span><text:span text:style-name="T2">, il numero di interruzioni per il </text:span><text:span text:style-name="T3">Nord</text:span><text:span text:style-name="T2">.</text:span></text:p>
            </text:list-item>
          </text:list>
        </text:list-item>
      </text:list>
      <text:p text:style-name="P2"/>
      <text:list text:style-name="WW8Num1" text:continue-numbering="true">
        <text:list-item>
          <text:p text:style-name="P3"><text:span text:style-name="T1">Formattazione condizionale</text:span><text:span text:style-name="T2">:</text:span></text:p>
          <text:list>
            <text:list-item>
              <text:p text:style-name="P3"><text:span text:style-name="T1">Utilizzare</text:span><text:span text:style-name="T2"> la formattazione condizionale nel foglio </text:span><text:span text:style-name="T4">Fec-83-86 </text:span><text:span text:style-name="T2">per avere la scritta in colore </text:span><text:span text:style-name="T3">rosso</text:span><text:span text:style-name="T2"> per i valori di </text:span><text:span text:style-name="T4">Numero</text:span><text:span text:style-name="T2"> minori di 15 e in colore </text:span><text:span text:style-name="T3">verde</text:span><text:span text:style-name="T2"> per quelli maggiori o uguali di 15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2cm" fo:margin-bottom="1.154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pivot, filtri, subtotali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DI PREPARAZIONE PER IL COMPITO IN CLASSE</dc:title>
    <meta:initial-creator>Marco</meta:initial-creator>
    <meta:creation-date>2006-07-12T22:23:00</meta:creation-date>
    <dc:creator>Marco</dc:creator>
    <dc:date>2006-07-12T22:24:00</dc:date>
    <dc:language>it-IT</dc:language>
    <meta:editing-cycles>4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610" meta:character-count="3528"/>
  </office:meta>
</office:document-meta>
</file>